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Arial" style:font-family-generic="swiss" style:font-pitch="variable" fo:font-size="13pt"/>
    </style:style>
    <style:style style:name="P3" style:family="paragraph">
      <style:paragraph-properties fo:text-align="center"/>
      <style:text-properties fo:font-family="Arial" style:font-family-generic="swiss" style:font-pitch="variable" fo:font-size="12pt"/>
    </style:style>
    <style:style style:name="P4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13pt"/>
    </style:style>
    <style:style style:name="T2" style:family="text">
      <style:text-properties fo:font-family="Arial" style:font-family-generic="swiss" style:font-pitch="variable" fo:font-size="12pt"/>
    </style:style>
    <style:style style:name="T3" style:family="text">
      <style:text-properties style:text-position="super 58%" fo:font-family="Arial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229cm" svg:height="1.28cm" svg:x="2.195cm" svg:y="3.147cm">
          <text:p text:style-name="P1"><text:span text:style-name="T1">DPR</text:span></text:p>
        </draw:rect>
        <draw:rect draw:style-name="gr1" draw:text-style-name="P3" draw:layer="layout" svg:width="2.695cm" svg:height="1.28cm" svg:x="9.979cm" svg:y="3.124cm">
          <text:p text:style-name="P1"><text:span text:style-name="T2">3</text:span><text:span text:style-name="T3">rd</text:span><text:span text:style-name="T2"> Party</text:span></text:p>
          <text:p text:style-name="P1"><text:span text:style-name="T2">Application</text:span></text:p>
        </draw:rect>
        <draw:rect draw:style-name="gr1" draw:text-style-name="P3" draw:layer="layout" svg:width="2.72cm" svg:height="1.28cm" svg:x="6.355cm" svg:y="3.148cm">
          <text:p text:style-name="P1"><text:span text:style-name="T2">Xena GUI</text:span></text:p>
        </draw:rect>
        <draw:rect draw:style-name="gr1" draw:text-style-name="P3" draw:layer="layout" svg:width="10.84cm" svg:height="1.42cm" svg:x="2.495cm" svg:y="5.475cm">
          <text:p text:style-name="P1"><text:span text:style-name="T2">XENA OBJECT</text:span></text:p>
        </draw:rect>
        <draw:rect draw:style-name="gr1" draw:text-style-name="P3" draw:layer="layout" svg:width="8.386cm" svg:height="1.326cm" svg:x="2.281cm" svg:y="7.924cm">
          <text:p text:style-name="P1"><text:span text:style-name="T2">PLUGIN MANAGER</text:span></text:p>
        </draw:rect>
        <draw:rect draw:style-name="gr1" draw:text-style-name="P3" draw:layer="layout" svg:width="2.829cm" svg:height="1.444cm" svg:x="0.743cm" svg:y="12.712cm">
          <text:p text:style-name="P1"><text:span text:style-name="T2">Plugin</text:span></text:p>
        </draw:rect>
        <draw:rect draw:style-name="gr1" draw:text-style-name="P3" draw:layer="layout" svg:width="3.282cm" svg:height="1.118cm" svg:x="1.243cm" svg:y="10.102cm">
          <text:p text:style-name="P1"><text:span text:style-name="T2">Component</text:span></text:p>
          <text:p text:style-name="P1"><text:span text:style-name="T2">Manager</text:span></text:p>
        </draw:rect>
        <draw:line draw:style-name="gr2" draw:text-style-name="P4" draw:layer="layout" svg:x1="3.678cm" svg:y1="4.428cm" svg:x2="7.948cm" svg:y2="5.474cm">
          <text:p/>
        </draw:line>
        <draw:line draw:style-name="gr2" draw:text-style-name="P4" draw:layer="layout" svg:x1="7.938cm" svg:y1="5.474cm" svg:x2="7.937cm" svg:y2="4.422cm">
          <text:p/>
        </draw:line>
        <draw:line draw:style-name="gr2" draw:text-style-name="P4" draw:layer="layout" svg:x1="11.251cm" svg:y1="4.401cm" svg:x2="7.938cm" svg:y2="5.474cm">
          <text:p/>
        </draw:line>
        <draw:line draw:style-name="gr2" draw:text-style-name="P4" draw:layer="layout" svg:x1="7.928cm" svg:y1="6.897cm" svg:x2="6.606cm" svg:y2="7.929cm">
          <text:p/>
        </draw:line>
        <draw:line draw:style-name="gr2" draw:text-style-name="P4" draw:layer="layout" svg:x1="6.671cm" svg:y1="9.253cm" svg:x2="3.113cm" svg:y2="10.077cm">
          <text:p/>
        </draw:line>
        <draw:line draw:style-name="gr2" draw:text-style-name="P4" draw:layer="layout" svg:x1="2.751cm" svg:y1="11.218cm" svg:x2="5.663cm" svg:y2="12.753cm">
          <text:p/>
        </draw:line>
        <draw:line draw:style-name="gr2" draw:text-style-name="P4" draw:layer="layout" svg:x1="10.676cm" svg:y1="11.209cm" svg:x2="13.194cm" svg:y2="12.691cm">
          <text:p/>
        </draw:line>
        <draw:line draw:style-name="gr2" draw:text-style-name="P4" draw:layer="layout" svg:x1="2.742cm" svg:y1="11.218cm" svg:x2="2.099cm" svg:y2="12.709cm">
          <text:p/>
        </draw:line>
        <draw:line draw:style-name="gr2" draw:text-style-name="P4" draw:layer="layout" svg:x1="10.676cm" svg:y1="11.211cm" svg:x2="6.05cm" svg:y2="12.735cm">
          <text:p/>
        </draw:line>
        <draw:rect draw:style-name="gr1" draw:text-style-name="P3" draw:layer="layout" svg:width="2.829cm" svg:height="1.444cm" svg:x="11.671cm" svg:y="12.685cm">
          <text:p text:style-name="P1"><text:span text:style-name="T2">Plugin</text:span></text:p>
        </draw:rect>
        <draw:rect draw:style-name="gr1" draw:text-style-name="P3" draw:layer="layout" svg:width="2.829cm" svg:height="1.444cm" svg:x="7.942cm" svg:y="12.686cm">
          <text:p text:style-name="P1"><text:span text:style-name="T2">Plugin</text:span></text:p>
        </draw:rect>
        <draw:rect draw:style-name="gr1" draw:text-style-name="P3" draw:layer="layout" svg:width="2.829cm" svg:height="1.444cm" svg:x="4.317cm" svg:y="12.738cm">
          <text:p text:style-name="P1"><text:span text:style-name="T2">Plugin</text:span></text:p>
        </draw:rect>
        <draw:rect draw:style-name="gr1" draw:text-style-name="P3" draw:layer="layout" svg:width="3.282cm" svg:height="1.118cm" svg:x="8.901cm" svg:y="10.092cm">
          <text:p text:style-name="P1"><text:span text:style-name="T2">Component</text:span></text:p>
          <text:p text:style-name="P1"><text:span text:style-name="T2">Manager</text:span></text:p>
        </draw:rect>
        <draw:rect draw:style-name="gr1" draw:text-style-name="P3" draw:layer="layout" svg:width="3.282cm" svg:height="1.118cm" svg:x="5.047cm" svg:y="10.096cm">
          <text:p text:style-name="P1"><text:span text:style-name="T2">Component</text:span></text:p>
          <text:p text:style-name="P1"><text:span text:style-name="T2">Manager</text:span></text:p>
        </draw:rect>
        <draw:line draw:style-name="gr2" draw:text-style-name="P4" draw:layer="layout" svg:x1="6.681cm" svg:y1="10.093cm" svg:x2="6.681cm" svg:y2="9.246cm">
          <text:p/>
        </draw:line>
        <draw:line draw:style-name="gr2" draw:text-style-name="P4" draw:layer="layout" svg:x1="6.691cm" svg:y1="11.214cm" svg:x2="5.82cm" svg:y2="12.744cm">
          <text:p/>
        </draw:line>
        <draw:line draw:style-name="gr2" draw:text-style-name="P4" draw:layer="layout" svg:x1="10.678cm" svg:y1="11.211cm" svg:x2="9.472cm" svg:y2="12.689cm">
          <text:p/>
        </draw:line>
        <draw:line draw:style-name="gr2" draw:text-style-name="P4" draw:layer="layout" svg:x1="6.688cm" svg:y1="9.253cm" svg:x2="10.305cm" svg:y2="10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54cm" fo:margin-left="0.423cm" fo:margin-right="0.45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Andy K</meta:initial-creator>
    <meta:creation-date>2005-10-14T11:15:45</meta:creation-date>
    <dc:creator>Andrew Keeling</dc:creator>
    <dc:date>2006-06-23T12:01:32</dc:date>
    <dc:language>en-US</dc:language>
    <meta:editing-cycles>4</meta:editing-cycles>
    <meta:editing-duration>PT3H44M23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